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0pt" officeooo:rsid="000878ff" officeooo:paragraph-rsid="000878ff" style:font-size-asian="17.5pt" style:font-size-complex="20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a4e0d" officeooo:paragraph-rsid="000a4e0d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0878ff" officeooo:paragraph-rsid="000878ff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0f4eb8" officeooo:paragraph-rsid="000f4eb8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0f995d" officeooo:paragraph-rsid="000f995d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056f2" officeooo:paragraph-rsid="001056f2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126708" officeooo:paragraph-rsid="00126708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officeooo:rsid="00130318" officeooo:paragraph-rsid="00130318" style:font-size-asian="10.5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Ubuntu" fo:font-size="12pt" officeooo:rsid="000878ff" officeooo:paragraph-rsid="000878ff" style:font-size-asian="10.5pt" style:font-size-complex="12pt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Ubuntu" fo:font-size="12pt" officeooo:rsid="0009a361" officeooo:paragraph-rsid="0009a361" style:font-size-asian="10.5pt" style:font-size-complex="12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Ubuntu" fo:font-size="12pt" officeooo:rsid="000f4eb8" officeooo:paragraph-rsid="000f4eb8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officeooo:rsid="000f4eb8" officeooo:paragraph-rsid="000f4eb8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Ubuntu" fo:font-size="12pt" officeooo:rsid="000a4e0d" officeooo:paragraph-rsid="000a4e0d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officeooo:rsid="000a4e0d" officeooo:paragraph-rsid="000a4e0d" style:font-size-asian="10.5pt" style:font-size-complex="12pt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Ubuntu" fo:font-size="12pt" officeooo:rsid="000b630d" officeooo:paragraph-rsid="000b630d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officeooo:rsid="000b630d" officeooo:paragraph-rsid="000b630d" style:font-size-asian="10.5pt" style:font-size-complex="12pt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Ubuntu" fo:font-size="12pt" officeooo:rsid="000da7c9" officeooo:paragraph-rsid="000da7c9" style:font-size-asian="10.5pt" style:font-size-complex="12pt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Ubuntu" fo:font-size="12pt" officeooo:rsid="000f995d" officeooo:paragraph-rsid="000f995d" style:font-size-asian="10.5pt" style:font-size-complex="12pt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Ubuntu" fo:font-size="12pt" officeooo:rsid="001056f2" officeooo:paragraph-rsid="001056f2" style:font-size-asian="10.5pt" style:font-size-complex="12pt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Ubuntu" fo:font-size="12pt" officeooo:rsid="00126708" officeooo:paragraph-rsid="00126708" style:font-size-asian="10.5pt" style:font-size-complex="12pt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Ubuntu" fo:font-size="12pt" officeooo:rsid="001747cf" officeooo:paragraph-rsid="001747cf" style:font-size-asian="10.5pt" style:font-size-complex="12pt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Ubuntu" fo:font-size="12pt" officeooo:rsid="00130318" officeooo:paragraph-rsid="00130318" style:font-size-asian="10.5pt" style:font-size-complex="12pt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b630d" officeooo:paragraph-rsid="000b630d" style:font-size-asian="10.5pt" style:font-size-complex="12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f4eb8" officeooo:paragraph-rsid="000f4eb8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Ubuntu" fo:font-size="12pt" fo:font-weight="bold" officeooo:rsid="0019089d" officeooo:paragraph-rsid="0019089d" style:font-size-asian="10.5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30318" officeooo:paragraph-rsid="00130318"/>
    </style:style>
    <style:style style:name="P27" style:family="paragraph" style:parent-style-name="Standard">
      <style:paragraph-properties fo:text-align="start" style:justify-single-word="false"/>
      <style:text-properties officeooo:rsid="00130318" officeooo:paragraph-rsid="00130318"/>
    </style:style>
    <style:style style:name="P28" style:family="paragraph" style:parent-style-name="Standard" style:list-style-name="L1">
      <style:paragraph-properties fo:text-align="start" style:justify-single-word="false" fo:break-before="page"/>
      <style:text-properties officeooo:rsid="0019089d" officeooo:paragraph-rsid="0019089d"/>
    </style:style>
    <style:style style:name="P29" style:family="paragraph" style:parent-style-name="Standard">
      <style:paragraph-properties fo:text-align="start" style:justify-single-word="false"/>
      <style:text-properties officeooo:rsid="0019089d" officeooo:paragraph-rsid="0019089d"/>
    </style:style>
    <style:style style:name="T1" style:family="text">
      <style:text-properties officeooo:rsid="0009a361"/>
    </style:style>
    <style:style style:name="T2" style:family="text">
      <style:text-properties style:font-name="Ubuntu" fo:font-size="12pt" style:font-size-asian="10.5pt" style:font-size-complex="12pt"/>
    </style:style>
    <style:style style:name="T3" style:family="text">
      <style:text-properties style:font-name="Ubuntu" fo:font-size="12pt" officeooo:rsid="001485ff" style:font-size-asian="10.5pt" style:font-size-complex="12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0b630d"/>
    </style:style>
    <style:style style:name="T6" style:family="text">
      <style:text-properties officeooo:rsid="00130318"/>
    </style:style>
    <style:style style:name="T7" style:family="text">
      <style:text-properties officeooo:rsid="00164c68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1 Introducción al lenguaje de marcas</text:p>
      <text:p text:style-name="P1"/>
      <text:list xml:id="list139530108" text:style-name="L1">
        <text:list-item>
          <text:p text:style-name="P9"><text:span text:style-name="T4">Marca:</text:span> Señal que se coloca en un texto para delimitar una parte de este y aplicar un formato si <text:span text:style-name="T7">s</text:span>e quiere. </text:p>
          <text:list>
            <text:list-item>
              <text:p text:style-name="P9">Estructura : Compuesta por una palabra que define su función y delimitada por los símbolos “&lt;” y “&gt;”</text:p>
            </text:list-item>
            <text:list-item>
              <text:p text:style-name="P9">Aparecen en pares</text:p>
              <text:list>
                <text:list-item>
                  <text:p text:style-name="P9">Inicio &lt;h1&gt;</text:p>
                </text:list-item>
                <text:list-item>
                  <text:p text:style-name="P9"><text:span text:style-name="T7">C</text:span>ierre &lt;/h1&gt; </text:p>
                </text:list-item>
              </text:list>
            </text:list-item>
          </text:list>
        </text:list-item>
      </text:list>
      <text:p text:style-name="P3"/>
      <text:list xml:id="list171124943054373" text:continue-numbering="true" text:style-name="L1">
        <text:list-item>
          <text:p text:style-name="P9"><text:span text:style-name="T4">Lenguaje de marcas:</text:span> Lenguaje que combina información textual con marcas, <text:span text:style-name="T1">están estructurados .</text:span></text:p>
          <text:list>
            <text:list-item>
              <text:p text:style-name="P10">Características: Etiquetas definidas (colocación, uso y significado)</text:p>
            </text:list-item>
            <text:list-item>
              <text:p text:style-name="P10">No es un lenguaje de programación, pero se pueden combinar.</text:p>
            </text:list-item>
            <text:list-item>
              <text:p text:style-name="P10">Se interpretan en diferentes clientes llamados <text:s/>“agentes de usuario” </text:p>
            </text:list-item>
            <text:list-item>
              <text:p text:style-name="P10">Es independiente del usuario final.</text:p>
            </text:list-item>
            <text:list-item>
              <text:p text:style-name="P11"><text:span text:style-name="T7">Pueden estar e</text:span>specializados en muchas áreas</text:p>
            </text:list-item>
          </text:list>
        </text:list-item>
      </text:list>
      <text:p text:style-name="P2"/>
      <text:list xml:id="list171126395554984" text:continue-numbering="true" text:style-name="L1">
        <text:list-item>
          <text:p text:style-name="P13"><text:span text:style-name="T4">SVG (Scalable Vector Graphics):</text:span> Usado para gráficos vectoriales en 2D, soporta mucho efectos, basado en XML.</text:p>
        </text:list-item>
      </text:list>
      <text:p text:style-name="P2"/>
      <text:list xml:id="list171126278558547" text:continue-numbering="true" text:style-name="L1">
        <text:list-item>
          <text:p text:style-name="P13"><text:span text:style-name="T4">CSS (Cascade Style Sheets):</text:span> Controla como se presenta la información en diferentes interpretes.</text:p>
        </text:list-item>
      </text:list>
      <text:p text:style-name="P2"/>
      <text:list xml:id="list171124933719235" text:continue-numbering="true" text:style-name="L1">
        <text:list-item>
          <text:p text:style-name="P23">Evolución de los LEMA</text:p>
          <text:list>
            <text:list-item>
              <text:p text:style-name="P15">En los 60 eran incompatibles unos con otros, sin separación entre contenido y aspecto visual.</text:p>
            </text:list-item>
            <text:list-item>
              <text:p text:style-name="P15">IBM creo GML, ISO creo SGML que <text:span text:style-name="T7">e</text:span>s un metalenguaje.</text:p>
              <text:list>
                <text:list-item>
                  <text:p text:style-name="P15">Metalenguaje: Conjunto de reglas para crear otros lenguajes de marcas.</text:p>
                </text:list-item>
              </text:list>
            </text:list-item>
            <text:list-item>
              <text:p text:style-name="P15">A partir de SGML se crea HTML </text:p>
            </text:list-item>
          </text:list>
        </text:list-item>
      </text:list>
      <text:p text:style-name="P16"/>
      <text:list xml:id="list171126834146712" text:continue-numbering="true" text:style-name="L1">
        <text:list-item>
          <text:p text:style-name="P17"><text:span text:style-name="T4">Texto plano:</text:span> Formado unicamente por caracteres de texto.</text:p>
          <text:list>
            <text:list-item>
              <text:p text:style-name="P11">Codificados en diferentes códigos ASCII, UTF-8…</text:p>
            </text:list-item>
            <text:list-item>
              <text:p text:style-name="P11">S<text:span text:style-name="T7">e</text:span> abren con cualquier editor de texto.</text:p>
            </text:list-item>
            <text:list-item>
              <text:p text:style-name="P11">Son independientes del SO, facilitan interoperatividad en la comunicación por internet.</text:p>
            </text:list-item>
          </text:list>
        </text:list-item>
      </text:list>
      <text:p text:style-name="P4"/>
      <text:list xml:id="list171126502605832" text:continue-numbering="true" text:style-name="L1">
        <text:list-item>
          <text:p text:style-name="P11"><text:span text:style-name="T4">Compacidad: </text:span>Las instrucciones de marcado se mezclan con el documento.</text:p>
        </text:list-item>
      </text:list>
      <text:p text:style-name="P4"/>
      <text:list xml:id="list171124914028568" text:continue-numbering="true" text:style-name="L1">
        <text:list-item>
          <text:p text:style-name="P11"><text:span text:style-name="T4">Independencia del agente usuario:</text:span> Un documento es interpretado por diferentes agentes usuario <text:span text:style-name="T7">(Navegadores, dispositivos)</text:span></text:p>
        </text:list-item>
      </text:list>
      <text:p text:style-name="P4"/>
      <text:list xml:id="list171125598829290" text:continue-numbering="true" text:style-name="L1">
        <text:list-item>
          <text:p text:style-name="P24">Tipos de macas: </text:p>
          <text:list>
            <text:list-item>
              <text:p text:style-name="P11">De procedimiento y presentación: Indican el formato de texto sin especificar como deben presentarse.</text:p>
            </text:list-item>
            <text:list-item>
              <text:p text:style-name="P11">Descriptivas estructurales o semánticas: Indican partes del documento.</text:p>
            </text:list-item>
            <text:list-item>
              <text:p text:style-name="P11">Híbridas: Combinación de los tipos anteriores (HTML, XHTML)</text:p>
            </text:list-item>
          </text:list>
        </text:list-item>
      </text:list>
      <text:p text:style-name="P4"/>
      <text:list xml:id="list171125258796396" text:continue-numbering="true" text:style-name="L1">
        <text:list-item>
          <text:p text:style-name="P18"><text:span text:style-name="T4">Según funcionalidad:</text:span></text:p>
          <text:list>
            <text:list-item>
              <text:p text:style-name="P18">Crear documentación electrónica (RTF, Tex…)</text:p>
            </text:list-item>
            <text:list-item>
              <text:p text:style-name="P18"><text:soft-page-break/>Tecnologías de internet (HTML, XHTML…)</text:p>
            </text:list-item>
            <text:list-item>
              <text:p text:style-name="P18">Propósito específico (MathML, CML…)</text:p>
            </text:list-item>
          </text:list>
        </text:list-item>
      </text:list>
      <text:p text:style-name="P5"/>
      <text:list xml:id="list171126219869749" text:continue-numbering="true" text:style-name="L1">
        <text:list-item>
          <text:p text:style-name="P19"><text:span text:style-name="T4">Estandarización:</text:span> Proceso de especificación de normas</text:p>
          <text:list>
            <text:list-item>
              <text:p text:style-name="P19">Organismos: Nacionales, internacionales y privados</text:p>
              <text:list>
                <text:list-item>
                  <text:p text:style-name="P19">W3C (World Wide Web Consortium)</text:p>
                  <text:list>
                    <text:list-item>
                      <text:p text:style-name="P19">Comunidad internacional para el desarrollo de estándares</text:p>
                    </text:list-item>
                  </text:list>
                </text:list-item>
                <text:list-item>
                  <text:p text:style-name="P19">ISO (International Standar Organization)</text:p>
                </text:list-item>
                <text:list-item>
                  <text:p text:style-name="P19">Open Source</text:p>
                </text:list-item>
              </text:list>
            </text:list-item>
          </text:list>
        </text:list-item>
      </text:list>
      <text:p text:style-name="P6"/>
      <text:list xml:id="list171126179887367" text:continue-numbering="true" text:style-name="L1">
        <text:list-item>
          <text:p text:style-name="P19"><text:span text:style-name="T4">Etiqueta (tag):</text:span> <text:span text:style-name="T7">T</text:span>exto entre “&lt; &gt;”, de apertura o cierre</text:p>
        </text:list-item>
      </text:list>
      <text:p text:style-name="P6"/>
      <text:list xml:id="list171125190041571" text:continue-numbering="true" text:style-name="L1">
        <text:list-item>
          <text:p text:style-name="P19"><text:span text:style-name="T4">Elementos:</text:span> Representan estructuras que organizan el contenido de un documento. Tipos</text:p>
          <text:list>
            <text:list-item>
              <text:p text:style-name="P19">Etiqueta de apertura: &lt;h1&gt;</text:p>
            </text:list-item>
            <text:list-item>
              <text:p text:style-name="P19">etiqueta de cierre: &lt;/h1&gt;</text:p>
            </text:list-item>
            <text:list-item>
              <text:p text:style-name="P19">Contenido: <text:span text:style-name="T7">Se encuentra e</text:span>ntre etiquetas.</text:p>
            </text:list-item>
            <text:list-item>
              <text:p text:style-name="P19">Elementos vacíos: Etiquetas sin contenido que no requieren de etiqueta de cierre.</text:p>
            </text:list-item>
          </text:list>
        </text:list-item>
      </text:list>
      <text:p text:style-name="P6"/>
      <text:list xml:id="list171126015740006" text:continue-numbering="true" text:style-name="L1">
        <text:list-item>
          <text:p text:style-name="P20">Atributo: Par “nombre-valor” dentro de la etiqueta de apertura, indican propiedades asociadas a los elementos.</text:p>
        </text:list-item>
      </text:list>
      <text:p text:style-name="P7"/>
      <text:list xml:id="list171125302538823" text:continue-numbering="true" text:style-name="L1">
        <text:list-item>
          <text:p text:style-name="P20">HTML <text:span text:style-name="T5">(HyperText Markup Languaje)</text:span></text:p>
          <text:list>
            <text:list-item>
              <text:p text:style-name="P20">Diseñado para la creación de páginas web que combinan texto y contenido multimedia. Permite crear hipervínculos para conectar otras webs. Creada en los 90 para uso divulgativo.</text:p>
            </text:list-item>
          </text:list>
        </text:list-item>
      </text:list>
      <text:p text:style-name="P7"/>
      <text:list xml:id="list171124819783997" text:continue-numbering="true" text:style-name="L1">
        <text:list-item>
          <text:p text:style-name="P21">SGML (Standar Generalized Markup)</text:p>
          <text:list>
            <text:list-item>
              <text:p text:style-name="P21">Estándar para definir lenguajes de marca generalizados.</text:p>
            </text:list-item>
          </text:list>
        </text:list-item>
      </text:list>
      <text:p text:style-name="P7"/>
      <text:list xml:id="list171125412068953" text:continue-numbering="true" text:style-name="L1">
        <text:list-item>
          <text:p text:style-name="P20">XML (<text:span text:style-name="T6">Extensible Markup Languaje)</text:span></text:p>
          <text:list>
            <text:list-item>
              <text:p text:style-name="P22">Simplificación de SGML, permite definir lenguajes específicos. Permite la creación de nuevas etiquetas. Separa contenido, estructura y presentación.</text:p>
              <text:list>
                <text:list-item>
                  <text:p text:style-name="P22">Usado como estándar en intercambio de información.</text:p>
                </text:list-item>
              </text:list>
            </text:list-item>
          </text:list>
        </text:list-item>
      </text:list>
      <text:p text:style-name="P8"/>
      <text:list xml:id="list171125161536362" text:continue-numbering="true" text:style-name="L1">
        <text:list-item>
          <text:p text:style-name="P22">XHTML (eXtensible HyperText Markup Lenguaje)</text:p>
          <text:list>
            <text:list-item>
              <text:p text:style-name="P22">Versión en formato XML de HTML recomendado por W3C. Más estricto que HTML. Todas las etiquetas deben cerrarse. Extensión “.xhtml”</text:p>
            </text:list-item>
          </text:list>
        </text:list-item>
      </text:list>
      <text:p text:style-name="P8"/>
      <text:list xml:id="list171126543349566" text:continue-numbering="true" text:style-name="L1">
        <text:list-item>
          <text:p text:style-name="P22">JSON (JavaScript Object Notation)</text:p>
          <text:list>
            <text:list-item>
              <text:p text:style-name="P22">Usa JavaScript para representar sus matrices (arrays), alternativa a XML para almacenamiento e intercambio de datos. Más ligero y sencillo que XML. Extensión “.json”</text:p>
            </text:list-item>
          </text:list>
        </text:list-item>
      </text:list>
      <text:p text:style-name="P8"/>
      <text:list xml:id="list171126583398116" text:continue-numbering="true" text:style-name="L1">
        <text:list-item>
          <text:p text:style-name="P22">CSS (Cascading Style Sheets) </text:p>
          <text:list>
            <text:list-item>
              <text:p text:style-name="P26"><text:span text:style-name="T2">Es un lenguaje de diseño, </text:span><text:span text:style-name="T3">da forma a las páginas web.</text:span></text:p>
            </text:list-item>
          </text:list>
        </text:list-item>
      </text:list>
      <text:p text:style-name="P27"><text:span text:style-name="T3"/></text:p>
      <text:list xml:id="list171126271877541" text:continue-numbering="true" text:style-name="L1">
        <text:list-item>
          <text:p text:style-name="P28"><text:span text:style-name="T3">E</text:span><text:span text:style-name="T2">structura básica de una web</text:span></text:p>
        </text:list-item>
      </text:list>
      <text:p text:style-name="P29"><text:span text:style-name="T2"/></text:p>
      <text:p text:style-name="P29"><text:span text:style-name="T2"><text:tab/><text:tab/>&lt;!DocType&gt;</text:span></text:p>
      <text:p text:style-name="P29"><text:span text:style-name="T2"><text:tab/><text:tab/>&lt;html&gt;</text:span></text:p>
      <text:p text:style-name="P29"><text:span text:style-name="T2"><text:tab/><text:tab/><text:tab/>&lt;header&gt;</text:span></text:p>
      <text:p text:style-name="P29"><text:span text:style-name="T2"><text:tab/><text:tab/><text:tab/><text:tab/>&lt;title&gt;Cosica&lt;/title&gt;</text:span></text:p>
      <text:p text:style-name="P29"><text:span text:style-name="T2"><text:tab/><text:tab/><text:tab/>&lt;/header&gt;</text:span></text:p>
      <text:p text:style-name="P29"><text:span text:style-name="T2"><text:tab/><text:tab/><text:tab/>&lt;body&gt;</text:span></text:p>
      <text:p text:style-name="P29"><text:span text:style-name="T2"><text:tab/><text:tab/><text:tab/><text:tab/>&lt;h1&gt;Hola que hase&lt;/h1&gt;</text:span></text:p>
      <text:p text:style-name="P29"><text:span text:style-name="T2"><text:tab/><text:tab/><text:tab/>&lt;/body&gt;</text:span></text:p>
      <text:p text:style-name="P29"><text:span text:style-name="T2"><text:tab/><text:tab/>&lt;/html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1T10:14:19.839751396</meta:creation-date>
    <dc:date>2024-10-21T17:11:24.277116197</dc:date>
    <meta:editing-duration>PT39M12S</meta:editing-duration>
    <meta:editing-cycles>8</meta:editing-cycles>
    <meta:generator>LibreOffice/7.3.7.2$Linux_X86_64 LibreOffice_project/30$Build-2</meta:generator>
    <meta:document-statistic meta:table-count="0" meta:image-count="0" meta:object-count="0" meta:page-count="3" meta:paragraph-count="69" meta:word-count="586" meta:character-count="3771" meta:non-whitespace-character-count="3280"/>
  </office:meta>
</office:document-meta>
</file>